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5" table:number-rows-spanned="1">
            <text:p>LOT – Lotus tokonomics</text:p>
          </table:table-cell>
          <table:covered-table-cell table:number-columns-repeated="4"/>
          <table:table-cell/>
        </table:table-row>
        <table:table-row table:style-name="ro2">
          <table:table-cell table:style-name="Default" table:number-columns-spanned="4" table:number-rows-spanned="1"/>
          <table:covered-table-cell table:number-columns-repeated="2"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ercentage-Token</text:p>
          </table:table-cell>
          <table:table-cell table:style-name="ce7" office:value-type="string" calcext:value-type="string">
            <text:p>Token-Ammount</text:p>
          </table:table-cell>
          <table:table-cell table:style-name="ce13" office:value-type="string" calcext:value-type="string">
            <text:p>Token-Price ( Sol )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10" office:value-type="percentage" office:value="0.2" calcext:value-type="percentage">
            <text:p>20.00%</text:p>
          </table:table-cell>
          <table:table-cell office:value-type="float" office:value="2000000" calcext:value-type="float">
            <text:p>2000000</text:p>
          </table:table-cell>
          <table:table-cell table:style-name="ce14" office:value-type="float" office:value="0.01" calcext:value-type="float">
            <text:p>0.01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eam</text:p>
          </table:table-cell>
          <table:table-cell table:style-name="ce10" office:value-type="percentage" office:value="0.3" calcext:value-type="percentage">
            <text:p>30.00%</text:p>
          </table:table-cell>
          <table:table-cell office:value-type="float" office:value="3000000" calcext:value-type="float">
            <text:p>3000000</text:p>
          </table:table-cell>
          <table:table-cell table:style-name="ce14" office:value-type="float" office:value="0.03" calcext:value-type="float">
            <text:p>0.03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arketing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15" office:value-type="float" office:value="0.05" calcext:value-type="float">
            <text:p>0.05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6" office:value-type="string" calcext:value-type="string" table:number-columns-spanned="2" table:number-rows-spanned="1">
            <text:p>Total Token</text:p>
          </table:table-cell>
          <table:covered-table-cell table:style-name="ce9"/>
          <table:table-cell table:style-name="ce12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2" table:number-rows-repeated="104856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32:14.112198690</meta:creation-date>
    <dc:date>2024-12-30T12:46:23.959026401</dc:date>
    <meta:editing-duration>PT3M49S</meta:editing-duration>
    <meta:editing-cycles>1</meta:editing-cycles>
    <meta:generator>LibreOffice/7.3.7.2$Linux_X86_64 LibreOffice_project/30$Build-2</meta:generator>
    <meta:document-statistic meta:table-count="1" meta:cell-count="23" meta:object-count="0"/>
  </office:meta>
</office:document-meta>
</file>